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80068C276AAC0E95AA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"/><draw:frame draw:style-name="fr1" draw:name="Image1" text:anchor-type="char" svg:width="0.0001in" svg:height="0.0001in" draw:z-index="0"><draw:image xlink:href="http://my-server-ip-address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0:55:29.190589463</meta:creation-date>
    <dc:date>2022-04-03T11:22:40.530782924</dc:date>
    <meta:editing-duration>PT4M13S</meta:editing-duration>
    <meta:editing-cycles>4</meta:editing-cycles>
    <meta:generator>LibreOffice/7.3.0.3$Linux_X86_64 LibreOffice_project/30$Build-3</meta:generator>
    <meta:document-statistic meta:table-count="0" meta:image-count="1" meta:object-count="0" meta:page-count="1" meta:paragraph-count="1" meta:word-count="2" meta:character-count="2" meta:non-whitespace-character-count="2"/>
  </office:meta>
</office:document-meta>
</file>